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officeooo:rsid="000e8971" officeooo:paragraph-rsid="000e8971"/>
    </style:style>
    <style:style style:name="P5" style:family="paragraph">
      <loext:graphic-properties draw:fill-color="#ffffff"/>
    </style:style>
    <style:style style:name="P6" style:family="paragraph">
      <style:paragraph-properties fo:text-align="center"/>
    </style:style>
    <style:style style:name="P7" style:family="paragraph">
      <loext:graphic-properties draw:fill-color="#ffffff"/>
      <style:paragraph-properties fo:text-align="center"/>
      <style:text-properties fo:font-size="11pt" style:font-size-asian="11pt" style:font-size-complex="11pt"/>
    </style:style>
    <style:style style:name="P8" style:family="paragraph">
      <style:text-properties fo:font-size="12pt"/>
    </style:style>
    <style:style style:name="P9" style:family="paragraph">
      <loext:graphic-properties draw:fill-color="#ffffff"/>
      <style:text-properties fo:font-size="14pt" style:font-size-asian="14pt" style:font-size-complex="14pt"/>
    </style:style>
    <style:style style:name="P10" style:family="paragraph">
      <loext:graphic-properties draw:fill-color="#ffffff"/>
      <style:paragraph-properties fo:text-align="center"/>
    </style:style>
    <style:style style:name="P11" style:family="paragraph">
      <loext:graphic-properties draw:fill-color="#ffffff"/>
      <style:paragraph-properties fo:text-align="center"/>
      <style:text-properties fo:font-size="18pt" style:font-size-asian="18pt" style:font-size-complex="18pt"/>
    </style:style>
    <style:style style:name="P12" style:family="paragraph">
      <loext:graphic-properties draw:fill-color="#ffffff"/>
      <style:paragraph-properties fo:text-align="center"/>
      <style:text-properties fo:font-size="12pt"/>
    </style:style>
    <style:style style:name="P13" style:family="paragraph">
      <loext:graphic-properties draw:fill-color="#ffffff"/>
      <style:paragraph-properties fo:text-align="center"/>
      <style:text-properties fo:font-size="14pt" style:font-size-asian="14pt" style:font-size-complex="14pt"/>
    </style:style>
    <style:style style:name="P14" style:family="paragraph">
      <loext:graphic-properties draw:fill-color="#ffffff"/>
      <style:paragraph-properties fo:text-align="center"/>
      <style:text-properties fo:font-size="12pt" style:font-size-asian="14pt" style:font-size-complex="14pt"/>
    </style:style>
    <style:style style:name="P15" style:family="paragraph">
      <loext:graphic-properties draw:fill-color="#ffffff"/>
      <style:text-properties fo:font-size="12pt"/>
    </style:style>
    <style:style style:name="P16" style:family="paragraph">
      <loext:graphic-properties draw:fill-color="#ff0000"/>
      <style:paragraph-properties fo:text-align="center"/>
    </style:style>
    <style:style style:name="P17" style:family="paragraph">
      <loext:graphic-properties draw:fill="none" draw:fill-color="#ffffff"/>
      <style:text-properties fo:font-size="14pt" style:font-size-asian="14pt" style:font-size-complex="14pt"/>
    </style:style>
    <style:style style:name="P18" style:family="paragraph">
      <loext:graphic-properties draw:fill-color="#ff0000"/>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2pt" style:font-size-asian="12pt" style:font-size-complex="12pt"/>
    </style:style>
    <style:style style:name="T4" style:family="text">
      <style:text-properties fo:font-size="18pt" style:font-size-asian="18pt" style:font-size-complex="18pt"/>
    </style:style>
    <style:style style:name="T5" style:family="text">
      <style:text-properties fo:font-size="12pt"/>
    </style:style>
    <style:style style:name="T6" style:family="text">
      <style:text-properties fo:font-size="13pt" style:font-size-asian="13pt" style:font-size-complex="13pt"/>
    </style:style>
    <style:style style:name="gr1" style:family="graphic">
      <style:graphic-properties draw:fill-color="#ffffff" draw:textarea-horizontal-align="justify" draw:textarea-vertical-align="middle" draw:auto-grow-height="false" fo:min-height="13.494cm" fo:min-width="2.0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1.057cm" fo:min-width="1.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1.057cm" fo:min-width="7.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59cm" fo:min-width="0.8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159cm" fo:min-width="0.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1.057cm" fo:min-width="1.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97cm" fo:min-width="0.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109cm" fo:min-width="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169cm" fo:min-width="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1.057cm" fo:min-width="1.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ffff" draw:textarea-horizontal-align="justify" draw:textarea-vertical-align="middle" draw:auto-grow-height="false" fo:min-height="1.058cm" fo:min-width="1.3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169cm" fo:min-width="0.6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ffffff" draw:textarea-horizontal-align="justify" draw:textarea-vertical-align="middle" draw:auto-grow-height="false" fo:min-height="1.064cm" fo:min-width="1.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803cm" fo:min-width="0.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159cm" fo:min-width="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fffff" draw:textarea-horizontal-align="justify" draw:textarea-vertical-align="middle" draw:auto-grow-height="false" fo:min-height="1.057cm" fo:min-width="1.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ffffff" draw:textarea-horizontal-align="justify" draw:textarea-vertical-align="middle" draw:auto-grow-height="false" fo:min-height="1.06cm" fo:min-width="1.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159cm" fo:min-width="0.7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159cm" fo:min-width="0.7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159cm" fo:min-width="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justify" draw:textarea-vertical-align="middle" draw:auto-grow-height="false" fo:min-height="1.06cm" fo:min-width="1.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ffffff" draw:textarea-horizontal-align="justify" draw:textarea-vertical-align="middle" draw:auto-grow-height="false" fo:min-height="1.062cm" fo:min-width="1.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169cm" fo:min-width="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0.169cm" fo:min-width="0.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0.804cm" fo:min-width="0.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ffffff" draw:textarea-horizontal-align="justify" draw:textarea-vertical-align="middle" draw:auto-grow-height="false" fo:min-height="1.065cm" fo:min-width="1.3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159cm" fo:min-width="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0.159cm" fo:min-width="1.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0.656cm" fo:min-width="0.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169cm" fo:min-width="1.4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ff0000" draw:fill-color="#ffffff" draw:textarea-horizontal-align="justify" draw:textarea-vertical-align="middle" draw:auto-grow-height="false" fo:min-height="1.057cm" fo:min-width="1.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color="#ff0000" draw:textarea-horizontal-align="justify" draw:textarea-vertical-align="middle" draw:auto-grow-height="false" fo:min-height="0.159cm" fo:min-width="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fill-color="#ff0000" draw:textarea-horizontal-align="justify" draw:textarea-vertical-align="middle" draw:auto-grow-height="false" fo:min-height="0.656cm" fo:min-width="0.13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line text:anchor-type="paragraph" draw:z-index="1" draw:name="Shape2" draw:style-name="gr2" draw:text-style-name="P6" svg:x1="-1.02cm" svg:y1="1.635cm" svg:x2="1.024cm" svg:y2="1.635cm"><text:p/></draw:line><draw:line text:anchor-type="paragraph" draw:z-index="2" draw:name="Shape2" draw:style-name="gr2" draw:text-style-name="P6" svg:x1="-1.02cm" svg:y1="3.295cm" svg:x2="1.024cm" svg:y2="3.295cm"><text:p/></draw:line><draw:custom-shape text:anchor-type="paragraph" draw:z-index="3" draw:name="Shape3" draw:style-name="gr3" draw:text-style-name="P5" svg:width="1.541cm" svg:height="1.057cm" svg:x="2.66cm" svg:y="0.363cm"><text:p><text:s text:c="2"/><text:span text:style-name="T1">terpri</text:span></text:p><draw:enhanced-geometry svg:viewBox="0 0 21600 21600" draw:type="rectangle" draw:enhanced-path="M 0 0 L 21600 0 21600 21600 0 21600 0 0 Z N"/></draw:custom-shape><draw:path text:anchor-type="paragraph" draw:z-index="4" draw:name="Shape4" draw:style-name="gr2" draw:text-style-name="P6" svg:width="1.055cm" svg:height="1.617cm" draw:transform="rotate (-0.390604686596332) translate (1.66544587565107cm 0.476182938172033cm)" svg:viewBox="0 0 1056 1618" svg:d="M0 1618c214-65 624-38 548-434-54-285-325-529-208-824 113-286 464-214 684-360l32 13"><text:p/></draw:path><draw:line text:anchor-type="paragraph" draw:z-index="5" draw:name="Shape5" draw:style-name="gr2" draw:text-style-name="P6" svg:x1="2.348cm" svg:y1="0.674cm" svg:x2="2.637cm" svg:y2="0.833cm"><text:p/></draw:line><draw:line text:anchor-type="paragraph" draw:z-index="6" draw:name="Shape5" draw:style-name="gr2" draw:text-style-name="P6" svg:x1="2.348cm" svg:y1="1.155cm" svg:x2="2.66cm" svg:y2="0.963cm"><text:p/></draw:line><draw:custom-shape text:anchor-type="paragraph" draw:z-index="7" draw:name="Shape3" draw:style-name="gr4" draw:text-style-name="P7" svg:width="7.169cm" svg:height="1.057cm" svg:x="5.186cm" svg:y="0.363cm"><text:p text:style-name="P6"><text:span text:style-name="T2"><text:s/></text:span><text:span text:style-name="T3">p</text:span><text:span text:style-name="T3">r</text:span><text:span text:style-name="T3">i</text:span><text:span text:style-name="T3">n</text:span><text:span text:style-name="T3">c</text:span><text:span text:style-name="T3">”</text:span><text:span text:style-name="T3">E</text:span><text:span text:style-name="T3">n</text:span><text:span text:style-name="T3">t</text:span><text:span text:style-name="T3">e</text:span><text:span text:style-name="T3">r</text:span><text:span text:style-name="T3"> </text:span><text:span text:style-name="T3">t</text:span><text:span text:style-name="T3">h</text:span><text:span text:style-name="T3">e</text:span><text:span text:style-name="T3"> </text:span><text:span text:style-name="T3">n</text:span><text:span text:style-name="T3">u</text:span><text:span text:style-name="T3">m</text:span><text:span text:style-name="T3">b</text:span><text:span text:style-name="T3">e</text:span><text:span text:style-name="T3">r</text:span><text:span text:style-name="T3"> </text:span><text:span text:style-name="T3">w</text:span><text:span text:style-name="T3">h</text:span><text:span text:style-name="T3">o</text:span><text:span text:style-name="T3">s</text:span><text:span text:style-name="T3">e</text:span></text:p><text:p text:style-name="P6"><text:span text:style-name="T3"><text:s/></text:span><text:span text:style-name="T3">f</text:span><text:span text:style-name="T3">a</text:span><text:span text:style-name="T3">c</text:span><text:span text:style-name="T3">t</text:span><text:span text:style-name="T3">o</text:span><text:span text:style-name="T3">r</text:span><text:span text:style-name="T3">i</text:span><text:span text:style-name="T3">a</text:span><text:span text:style-name="T3">l</text:span><text:span text:style-name="T3"> </text:span><text:span text:style-name="T3">h</text:span><text:span text:style-name="T3">a</text:span><text:span text:style-name="T3">s</text:span><text:span text:style-name="T3"> </text:span><text:span text:style-name="T3">t</text:span><text:span text:style-name="T3">o</text:span><text:span text:style-name="T3"> </text:span><text:span text:style-name="T3">b</text:span><text:span text:style-name="T3">e</text:span><text:span text:style-name="T3"> </text:span><text:span text:style-name="T3">f</text:span><text:span text:style-name="T3">o</text:span><text:span text:style-name="T3">u</text:span><text:span text:style-name="T3">n</text:span><text:span text:style-name="T3">d</text:span><text:span text:style-name="T3">”</text:span></text:p><draw:enhanced-geometry svg:viewBox="0 0 21600 21600" draw:type="rectangle" draw:enhanced-path="M 0 0 L 21600 0 21600 21600 0 21600 0 0 Z N"/></draw:custom-shape><draw:custom-shape text:anchor-type="paragraph" draw:z-index="10" draw:name="Shape6" draw:style-name="gr5" svg:width="0.987cm" svg:height="0.315cm" svg:x="4.2cm" svg:y="0.7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6" draw:style-name="gr6" svg:width="0.913cm" svg:height="0.315cm" svg:x="12.354cm" svg:y="0.817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3" draw:style-name="gr3" draw:text-style-name="P5" svg:width="1.541cm" svg:height="1.057cm" svg:x="13.266cm" svg:y="0.386cm"><text:p><text:s/>s<text:span text:style-name="T1">etq </text:span><text:span text:style-name="T1">no</text:span></text:p><draw:enhanced-geometry svg:viewBox="0 0 21600 21600" draw:type="rectangle" draw:enhanced-path="M 0 0 L 21600 0 21600 21600 0 21600 0 0 Z N"/></draw:custom-shape><draw:custom-shape text:anchor-type="paragraph" draw:z-index="12" draw:name="Shape3" draw:style-name="gr7" draw:text-style-name="P5" svg:width="1.541cm" svg:height="1.057cm" svg:x="15.699cm" svg:y="0.385cm"><text:p/><draw:enhanced-geometry svg:viewBox="0 0 21600 21600" draw:type="rectangle" draw:enhanced-path="M 0 0 L 21600 0 21600 21600 0 21600 0 0 Z N"/></draw:custom-shape><draw:custom-shape text:anchor-type="paragraph" draw:z-index="13" draw:name="Shape6" draw:style-name="gr6" svg:width="0.913cm" svg:height="0.315cm" svg:x="14.806cm" svg:y="0.769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3" draw:style-name="gr3" draw:text-style-name="P5" svg:width="1.541cm" svg:height="1.057cm" svg:x="15.723cm" svg:y="2.549cm"><text:p><text:s text:c="3"/><text:span text:style-name="T1">rea</text:span><text:span text:style-name="T1">d</text:span></text:p><draw:enhanced-geometry svg:viewBox="0 0 21600 21600" draw:type="rectangle" draw:enhanced-path="M 0 0 L 21600 0 21600 21600 0 21600 0 0 Z N"/></draw:custom-shape><draw:custom-shape text:anchor-type="paragraph" draw:z-index="15" draw:name="Shape7" draw:style-name="gr8" svg:width="0.265cm" svg:height="1.108cm" svg:x="16.323cm" svg:y="1.44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name="Shape3" draw:style-name="gr3" draw:text-style-name="P5" svg:width="1.541cm" svg:height="1.057cm" svg:x="13.196cm" svg:y="2.552cm"><text:p><text:s text:c="2"/><text:span text:style-name="T1">terpri</text:span></text:p><draw:enhanced-geometry svg:viewBox="0 0 21600 21600" draw:type="rectangle" draw:enhanced-path="M 0 0 L 21600 0 21600 21600 0 21600 0 0 Z N"/></draw:custom-shape><draw:custom-shape text:anchor-type="paragraph" draw:z-index="17" draw:name="Shape8" draw:style-name="gr9" draw:text-style-name="P8" svg:width="0.992cm" svg:height="0.216cm" svg:x="14.732cm" svg:y="2.91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8" draw:name="Shape8" draw:style-name="gr10" draw:text-style-name="P8" svg:width="0.992cm" svg:height="0.338cm" svg:x="7.137cm" svg:y="2.9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9" draw:name="Shape8" draw:style-name="gr10" draw:text-style-name="P8" svg:width="0.992cm" svg:height="0.338cm" svg:x="12.183cm" svg:y="2.887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3" draw:style-name="gr3" draw:text-style-name="P9" svg:width="1.541cm" svg:height="1.057cm" svg:x="10.643cm" svg:y="2.551cm"><text:p text:style-name="P6"><text:span text:style-name="T1"><text:s/></text:span><text:span text:style-name="T1">s</text:span><text:span text:style-name="T1">e</text:span><text:span text:style-name="T1">t</text:span><text:span text:style-name="T1">q</text:span><text:span text:style-name="T1"> </text:span></text:p><text:p text:style-name="P6"><text:span text:style-name="T1">f</text:span><text:span text:style-name="T1">a</text:span><text:span text:style-name="T1">c</text:span><text:span text:style-name="T1">t</text:span><text:span text:style-name="T1"> </text:span><text:span text:style-name="T1">1</text:span></text:p><draw:enhanced-geometry svg:viewBox="0 0 21600 21600" draw:type="rectangle" draw:enhanced-path="M 0 0 L 21600 0 21600 21600 0 21600 0 0 Z N"/></draw:custom-shape><draw:custom-shape text:anchor-type="paragraph" draw:z-index="21" draw:name="Shape3" draw:style-name="gr3" draw:text-style-name="P10" svg:width="1.541cm" svg:height="1.057cm" svg:x="8.07cm" svg:y="2.551cm"><text:p text:style-name="P6"><text:s/>s<text:span text:style-name="T1">etq </text:span></text:p><text:p text:style-name="P6"><text:span text:style-name="T1"><text:s/></text:span><text:span text:style-name="T1">fact</text:span></text:p><draw:enhanced-geometry svg:viewBox="0 0 21600 21600" draw:type="rectangle" draw:enhanced-path="M 0 0 L 21600 0 21600 21600 0 21600 0 0 Z N"/></draw:custom-shape><draw:custom-shape text:anchor-type="paragraph" draw:z-index="22" draw:name="Shape3" draw:style-name="gr11" draw:text-style-name="P5" svg:width="1.303cm" svg:height="1.057cm" svg:x="5.835cm" svg:y="2.549cm"><text:p/><draw:enhanced-geometry svg:viewBox="0 0 21600 21600" draw:type="rectangle" draw:enhanced-path="M 0 0 L 21600 0 21600 21600 0 21600 0 0 Z N"/></draw:custom-shape><draw:custom-shape text:anchor-type="paragraph" draw:z-index="23" draw:name="Shape8" draw:style-name="gr10" draw:text-style-name="P8" svg:width="0.992cm" svg:height="0.338cm" svg:x="9.61cm" svg:y="2.93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 draw:name="Shape3" draw:style-name="gr12" draw:text-style-name="P11" svg:width="1.304cm" svg:height="1.059cm" svg:x="3.745cm" svg:y="2.595cm"><text:p text:style-name="P6"><text:span text:style-name="T4">*</text:span></text:p><draw:enhanced-geometry svg:viewBox="0 0 21600 21600" draw:mirror-horizontal="false" draw:mirror-vertical="false" draw:type="rectangle" draw:enhanced-path="M 0 0 L 21600 0 21600 21600 0 21600 0 0 Z N"/></draw:custom-shape><draw:custom-shape text:anchor-type="paragraph" draw:z-index="25" draw:name="Shape8" draw:style-name="gr13" draw:text-style-name="P8" svg:width="0.787cm" svg:height="0.338cm" svg:x="5.048cm" svg:y="2.9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 draw:name="Shape7" draw:style-name="gr15" svg:width="0.265cm" svg:height="0.918cm" svg:x="4.223cm" svg:y="3.6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8" draw:name="Shape3" draw:style-name="gr14" draw:text-style-name="P13" svg:width="1.31cm" svg:height="1.064cm" svg:x="5.86cm" svg:y="4.546cm"><text:p text:style-name="P6"><text:span text:style-name="T1">fact(1)</text:span></text:p><draw:enhanced-geometry svg:viewBox="0 0 21600 21600" draw:type="rectangle" draw:enhanced-path="M 0 0 L 21600 0 21600 21600 0 21600 0 0 Z N"/></draw:custom-shape><draw:custom-shape text:anchor-type="paragraph" draw:z-index="29" draw:name="Shape6" draw:style-name="gr16" svg:width="0.881cm" svg:height="0.315cm" svg:x="4.979cm" svg:y="4.978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name="Shape3" draw:style-name="gr17" draw:text-style-name="P9" svg:width="1.303cm" svg:height="1.057cm" svg:x="8.072cm" svg:y="4.521cm"><text:p text:style-name="P6"><text:span text:style-name="T1">incf </text:span></text:p><text:p text:style-name="P6"><text:span text:style-name="T1">a 1</text:span></text:p><draw:enhanced-geometry svg:viewBox="0 0 21600 21600" draw:type="rectangle" draw:enhanced-path="M 0 0 L 21600 0 21600 21600 0 21600 0 0 Z N"/></draw:custom-shape><draw:custom-shape text:anchor-type="paragraph" draw:z-index="31" draw:name="Shape6" draw:style-name="gr16" svg:width="0.881cm" svg:height="0.315cm" svg:x="7.168cm" svg:y="4.90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Shape3" draw:style-name="gr18" draw:text-style-name="P12" svg:width="1.544cm" svg:height="1.061cm" svg:x="10.186cm" svg:y="4.523cm"><text:p text:style-name="P6"><text:span text:style-name="T5"><text:s/></text:span><text:span text:style-name="T5">s</text:span><text:span text:style-name="T1">etq </text:span></text:p><text:p text:style-name="P6"><text:span text:style-name="T1"><text:s/></text:span><text:span text:style-name="T1">fact</text:span></text:p><draw:enhanced-geometry svg:viewBox="0 0 21600 21600" draw:type="rectangle" draw:enhanced-path="M 0 0 L 21600 0 21600 21600 0 21600 0 0 Z N"/></draw:custom-shape><draw:custom-shape text:anchor-type="paragraph" draw:z-index="33" draw:name="Shape6" draw:style-name="gr19" svg:width="0.814cm" svg:height="0.315cm" svg:x="9.373cm" svg:y="4.90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name="Shape3" draw:style-name="gr11" draw:text-style-name="P5" svg:width="1.303cm" svg:height="1.057cm" svg:x="12.592cm" svg:y="4.496cm"><text:p/><draw:enhanced-geometry svg:viewBox="0 0 21600 21600" draw:type="rectangle" draw:enhanced-path="M 0 0 L 21600 0 21600 21600 0 21600 0 0 Z N"/></draw:custom-shape><draw:custom-shape text:anchor-type="paragraph" draw:z-index="35" draw:name="Shape6" draw:style-name="gr20" svg:width="0.863cm" svg:height="0.315cm" svg:x="11.73cm" svg:y="4.88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name="Shape3" draw:style-name="gr12" draw:text-style-name="P11" svg:width="1.304cm" svg:height="1.059cm" svg:x="14.907cm" svg:y="4.494cm"><text:p text:style-name="P6"><text:span text:style-name="T4">*</text:span></text:p><draw:enhanced-geometry svg:viewBox="0 0 21600 21600" draw:type="rectangle" draw:enhanced-path="M 0 0 L 21600 0 21600 21600 0 21600 0 0 Z N"/></draw:custom-shape><draw:custom-shape text:anchor-type="paragraph" draw:z-index="37" draw:name="Shape6" draw:style-name="gr21" svg:width="1.013cm" svg:height="0.315cm" svg:x="13.894cm" svg:y="4.858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8" draw:name="Shape7" draw:style-name="gr15" svg:width="0.265cm" svg:height="0.918cm" svg:x="15.383cm" svg:y="5.5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9" draw:name="Shape3" draw:style-name="gr14" draw:text-style-name="P12" svg:width="1.31cm" svg:height="1.064cm" svg:x="14.928cm" svg:y="6.47cm"><text:p text:style-name="P6"><text:span text:style-name="T5"><text:s/></text:span><text:span text:style-name="T1">a(2)</text:span></text:p><draw:enhanced-geometry svg:viewBox="0 0 21600 21600" draw:type="rectangle" draw:enhanced-path="M 0 0 L 21600 0 21600 21600 0 21600 0 0 Z N"/></draw:custom-shape><draw:custom-shape text:anchor-type="paragraph" draw:z-index="40" draw:name="Shape3" draw:style-name="gr14" draw:text-style-name="P14" svg:width="1.31cm" svg:height="1.064cm" svg:x="12.691cm" svg:y="6.493cm"><text:p text:style-name="P6"><text:span text:style-name="T1">fact(1)</text:span></text:p><draw:enhanced-geometry svg:viewBox="0 0 21600 21600" draw:type="rectangle" draw:enhanced-path="M 0 0 L 21600 0 21600 21600 0 21600 0 0 Z N"/></draw:custom-shape><draw:custom-shape text:anchor-type="paragraph" draw:z-index="41" draw:name="Shape3" draw:style-name="gr17" draw:text-style-name="P13" svg:width="1.303cm" svg:height="1.057cm" svg:x="10.333cm" svg:y="6.443cm"><text:p text:style-name="P6"><text:span text:style-name="T1">incf </text:span></text:p><text:p text:style-name="P6"><text:span text:style-name="T1">a 1</text:span></text:p><draw:enhanced-geometry svg:viewBox="0 0 21600 21600" draw:type="rectangle" draw:enhanced-path="M 0 0 L 21600 0 21600 21600 0 21600 0 0 Z N"/></draw:custom-shape><draw:custom-shape text:anchor-type="paragraph" draw:z-index="42" draw:name="Shape3" draw:style-name="gr18" draw:text-style-name="P12" svg:width="1.544cm" svg:height="1.061cm" svg:x="8.022cm" svg:y="6.422cm"><text:p text:style-name="P6"><text:span text:style-name="T5"><text:s/></text:span><text:span text:style-name="T5">s</text:span><text:span text:style-name="T1">etq </text:span></text:p><text:p text:style-name="P6"><text:span text:style-name="T1"><text:s/></text:span><text:span text:style-name="T1">fact</text:span></text:p><draw:enhanced-geometry svg:viewBox="0 0 21600 21600" draw:type="rectangle" draw:enhanced-path="M 0 0 L 21600 0 21600 21600 0 21600 0 0 Z N"/></draw:custom-shape><draw:custom-shape text:anchor-type="paragraph" draw:z-index="43" draw:name="Shape3" draw:style-name="gr22" draw:text-style-name="P15" svg:width="1.306cm" svg:height="1.061cm" svg:x="5.93cm" svg:y="6.396cm"><text:p/><draw:enhanced-geometry svg:viewBox="0 0 21600 21600" draw:type="rectangle" draw:enhanced-path="M 0 0 L 21600 0 21600 21600 0 21600 0 0 Z N"/></draw:custom-shape><draw:custom-shape text:anchor-type="paragraph" draw:z-index="44" draw:name="Shape3" draw:style-name="gr23" draw:text-style-name="P11" svg:width="1.308cm" svg:height="1.063cm" svg:x="3.674cm" svg:y="6.35cm"><text:p text:style-name="P6"><text:span text:style-name="T4">*</text:span></text:p><draw:enhanced-geometry svg:viewBox="0 0 21600 21600" draw:type="rectangle" draw:enhanced-path="M 0 0 L 21600 0 21600 21600 0 21600 0 0 Z N"/></draw:custom-shape><draw:custom-shape text:anchor-type="paragraph" draw:z-index="45" draw:name="Shape8" draw:style-name="gr10" draw:text-style-name="P8" svg:width="0.992cm" svg:height="0.338cm" svg:x="13.936cm" svg:y="6.78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6" draw:name="Shape8" draw:style-name="gr24" draw:text-style-name="P8" svg:width="1.057cm" svg:height="0.338cm" svg:x="11.635cm" svg:y="6.85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Shape8" draw:style-name="gr25" draw:text-style-name="P8" svg:width="0.768cm" svg:height="0.338cm" svg:x="9.566cm" svg:y="6.80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8" draw:name="Shape8" draw:style-name="gr25" draw:text-style-name="P8" svg:width="0.768cm" svg:height="0.338cm" svg:x="7.255cm" svg:y="6.7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9" draw:name="Shape8" draw:style-name="gr10" draw:text-style-name="P8" svg:width="0.992cm" svg:height="0.338cm" svg:x="4.939cm" svg:y="6.73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0" draw:name="Shape7" draw:style-name="gr15" svg:width="0.265cm" svg:height="0.918cm" svg:x="15.383cm" svg:y="5.5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0" draw:name="Shape1" draw:style-name="gr1" draw:text-style-name="P5" svg:width="2.045cm" svg:height="13.495cm" svg:x="-1.02cm" svg:y="0.385cm"><text:p/><draw:enhanced-geometry svg:viewBox="0 0 21600 21600" draw:type="rectangle" draw:enhanced-path="M 0 0 L 21600 0 21600 21600 0 21600 0 0 Z N"/></draw:custom-shape><draw:custom-shape text:anchor-type="paragraph" draw:z-index="26" draw:name="Shape3" draw:style-name="gr14" draw:text-style-name="P12" svg:width="1.31cm" svg:height="1.064cm" svg:x="3.671cm" svg:y="4.57cm"><text:p text:style-name="P6"><text:span text:style-name="T5"><text:s/></text:span><text:span text:style-name="T1">a(1)</text:span></text:p><draw:enhanced-geometry svg:viewBox="0 0 21600 21600" draw:mirror-horizontal="false" draw:mirror-vertical="false" draw:type="rectangle" draw:enhanced-path="M 0 0 L 21600 0 21600 21600 0 21600 0 0 Z N"/></draw:custom-shape></text:p>
      <text:p text:style-name="P2"><draw:frame text:anchor-type="paragraph" draw:z-index="65" draw:name="Shape10" draw:style-name="gr33" draw:text-style-name="P17" svg:width="1.371cm" svg:height="0.77cm" svg:x="-0.538cm" svg:y="0.235cm"><draw:text-box><text:p><text:span text:style-name="T1">FLP</text:span></text:p></draw:text-box></draw:frame></text:p>
      <text:p text:style-name="P4"><draw:path text:anchor-type="paragraph" draw:z-index="66" draw:name="Shape11" draw:style-name="gr32" draw:text-style-name="P16" svg:width="9.761cm" svg:height="2.999cm" draw:transform="skewX (6.36069357391827E-017) rotate (-1.16343647937942) translate (1.31957641237189cm -0.0794892066690748cm)" svg:viewBox="0 0 9762 3000" svg:d="M0 294c408 11 777-199 1168-281 339-72 651 175 885 381 246 218 546 368 796 580 241 204 530 305 811 429 544 238 1133 370 1703 550 566 178 1161 283 1710 529 264 118 544 235 833 255 300 21 598 92 896 47 267-41 477 142 739 108l221 95-31 13"><text:p/></draw:path>F</text:p>
      <text:p text:style-name="Standard"/>
      <text:p text:style-name="P2"/>
      <text:p text:style-name="Standard"/>
      <text:p text:style-name="Standard"/>
      <text:p text:style-name="Standard"/>
      <text:p text:style-name="Standard"/>
      <text:p text:style-name="Standard"/>
      <text:p text:style-name="P2"/>
      <text:p text:style-name="Standard"/>
      <text:p text:style-name="Standard"/>
      <text:p text:style-name="P2"/>
      <text:p text:style-name="Standard"/>
      <text:p text:style-name="P2"><draw:custom-shape text:anchor-type="paragraph" draw:z-index="52" draw:name="Shape7" draw:style-name="gr26" draw:text-style-name="P8" svg:width="0.269cm" svg:height="0.92cm" svg:x="4.223cm" svg:y="0.10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custom-shape text:anchor-type="paragraph" draw:z-index="53" draw:name="Shape3" draw:style-name="gr27" draw:text-style-name="P14" svg:width="1.311cm" svg:height="1.066cm" svg:x="5.98cm" svg:y="0.466cm"><text:p text:style-name="P6"><text:span text:style-name="T1">fact(2)</text:span></text:p><draw:enhanced-geometry svg:viewBox="0 0 21600 21600" draw:type="rectangle" draw:enhanced-path="M 0 0 L 21600 0 21600 21600 0 21600 0 0 Z N"/></draw:custom-shape></text:p>
      <text:p text:style-name="Standard"><draw:custom-shape text:anchor-type="paragraph" draw:z-index="51" draw:name="Shape3" draw:style-name="gr14" draw:text-style-name="P12" svg:width="1.31cm" svg:height="1.064cm" svg:x="3.743cm" svg:y="0.041cm"><text:p text:style-name="P6"><text:span text:style-name="T5"><text:s/></text:span><text:span text:style-name="T1">a(3)</text:span></text:p><draw:enhanced-geometry svg:viewBox="0 0 21600 21600" draw:type="rectangle" draw:enhanced-path="M 0 0 L 21600 0 21600 21600 0 21600 0 0 Z N"/></draw:custom-shape><draw:custom-shape text:anchor-type="paragraph" draw:z-index="54" draw:name="Shape6" draw:style-name="gr28" svg:width="0.929cm" svg:height="0.315cm" svg:x="5.052cm" svg:y="0.41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3" draw:style-name="gr4" draw:text-style-name="P7" svg:width="7.169cm" svg:height="1.057cm" svg:x="8.481cm" svg:y="0.021cm"><text:p text:style-name="P6"><text:span text:style-name="T2"><text:s/></text:span><text:span text:style-name="T3">princ</text:span><text:span text:style-name="T3">”The </text:span><text:span text:style-name="T3">facto</text:span><text:span text:style-name="T3">rial </text:span><text:span text:style-name="T3">of </text:span><text:span text:style-name="T3">the </text:span><text:span text:style-name="T3">num</text:span><text:span text:style-name="T3">ber </text:span><text:span text:style-name="T3">is”</text:span></text:p><draw:enhanced-geometry svg:viewBox="0 0 21600 21600" draw:type="rectangle" draw:enhanced-path="M 0 0 L 21600 0 21600 21600 0 21600 0 0 Z N"/></draw:custom-shape><draw:custom-shape text:anchor-type="paragraph" draw:z-index="55" draw:name="Shape6" draw:style-name="gr29" svg:width="1.191cm" svg:height="0.315cm" svg:x="7.29cm" svg:y="0.367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draw:custom-shape text:anchor-type="paragraph" draw:z-index="57" draw:name="Shape7" draw:style-name="gr30" svg:width="0.265cm" svg:height="0.75cm" svg:x="14.686cm" svg:y="0.1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custom-shape text:anchor-type="paragraph" draw:z-index="56" draw:name="Shape3" draw:style-name="gr3" draw:text-style-name="P5" svg:width="1.541cm" svg:height="1.057cm" svg:x="14.037cm" svg:y="0.367cm"><text:p><text:s text:c="2"/><text:span text:style-name="T1">terpri</text:span></text:p><draw:enhanced-geometry svg:viewBox="0 0 21600 21600" draw:type="rectangle" draw:enhanced-path="M 0 0 L 21600 0 21600 21600 0 21600 0 0 Z N"/></draw:custom-shape><draw:custom-shape text:anchor-type="paragraph" draw:z-index="58" draw:name="Shape3" draw:style-name="gr3" draw:text-style-name="P5" svg:width="1.541cm" svg:height="1.057cm" svg:x="10.887cm" svg:y="0.392cm"><text:p text:style-name="P6"><text:s/>w<text:span text:style-name="T6">rite</text:span></text:p><text:p text:style-name="P6"><text:span text:style-name="T6">fact</text:span></text:p><draw:enhanced-geometry svg:viewBox="0 0 21600 21600" draw:type="rectangle" draw:enhanced-path="M 0 0 L 21600 0 21600 21600 0 21600 0 0 Z N"/></draw:custom-shape></text:p>
      <text:p text:style-name="Standard"><draw:custom-shape text:anchor-type="paragraph" draw:z-index="59" draw:name="Shape8" draw:style-name="gr31" draw:text-style-name="P8" svg:width="1.611cm" svg:height="0.338cm" svg:x="12.427cm" svg:y="0.22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68" draw:name="Shape12" draw:style-name="gr32" draw:text-style-name="P16" svg:x1="2.685cm" svg:y1="0.434cm" svg:x2="2.445cm" svg:y2="0.817cm"><text:p/></draw:line></text:p>
      <text:p text:style-name="Standard"><draw:custom-shape text:anchor-type="paragraph" draw:z-index="60" draw:name="Shape7" draw:style-name="gr30" svg:width="0.265cm" svg:height="0.75cm" svg:x="11.488cm" svg:y="0.474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67" draw:name="Shape12" draw:style-name="gr32" draw:text-style-name="P16" svg:x1="2.18cm" svg:y1="0.041cm" svg:x2="2.445cm" svg:y2="0.33cm"><text:p/></draw:line><draw:custom-shape text:anchor-type="paragraph" draw:z-index="69" draw:name="Shape3" draw:style-name="gr34" draw:text-style-name="P5" svg:width="1.303cm" svg:height="1.057cm" svg:x="2.058cm" svg:y="0.33cm"><text:p/><draw:enhanced-geometry svg:viewBox="0 0 21600 21600" draw:type="rectangle" draw:enhanced-path="M 0 0 L 21600 0 21600 21600 0 21600 0 0 Z N"/></draw:custom-shape><draw:custom-shape text:anchor-type="paragraph" draw:z-index="71" draw:name="Shape3" draw:style-name="gr34" draw:text-style-name="P5" svg:width="1.303cm" svg:height="1.057cm" svg:x="4.2cm" svg:y="0.282cm"><text:p/><draw:enhanced-geometry svg:viewBox="0 0 21600 21600" draw:type="rectangle" draw:enhanced-path="M 0 0 L 21600 0 21600 21600 0 21600 0 0 Z N"/></draw:custom-shape></text:p>
      <text:p text:style-name="Standard"><draw:custom-shape text:anchor-type="paragraph" draw:z-index="70" draw:name="Shape6" draw:style-name="gr35" draw:text-style-name="P18" svg:width="0.881cm" svg:height="0.315cm" svg:x="3.36cm" svg:y="0.212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line text:anchor-type="paragraph" draw:z-index="61" draw:name="Shape9" draw:style-name="gr2" draw:text-style-name="P6" svg:x1="11.007cm" svg:y1="0.295cm" svg:x2="12.305cm" svg:y2="0.295cm"><text:p/></draw:line><draw:line text:anchor-type="paragraph" draw:z-index="62" draw:name="Shape9" draw:style-name="gr32" draw:text-style-name="P16" svg:x1="4.247cm" svg:y1="1.064cm" svg:x2="5.545cm" svg:y2="1.064cm"><text:p/></draw:line><draw:line text:anchor-type="paragraph" draw:z-index="63" draw:name="Shape9" draw:style-name="gr2" draw:text-style-name="P6" svg:x1="11.224cm" svg:y1="0.584cm" svg:x2="12.138cm" svg:y2="0.584cm"><text:p/></draw:line><draw:line text:anchor-type="paragraph" draw:z-index="64" draw:name="Shape9" draw:style-name="gr2" draw:text-style-name="P6" svg:x1="11.464cm" svg:y1="0.848cm" svg:x2="11.97cm" svg:y2="0.848cm"><text:p/></draw:line><draw:custom-shape text:anchor-type="paragraph" draw:z-index="72" draw:name="Shape7" draw:style-name="gr36" draw:text-style-name="P18" svg:width="0.265cm" svg:height="0.75cm" svg:x="4.801cm" svg:y="0.365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73" draw:name="Shape9" draw:style-name="gr32" draw:text-style-name="P16" svg:x1="4.247cm" svg:y1="1.064cm" svg:x2="5.545cm" svg:y2="1.064cm"><text:p/></draw:line><draw:line text:anchor-type="paragraph" draw:z-index="74" draw:name="Shape9" draw:style-name="gr32" draw:text-style-name="P16" svg:x1="4.489cm" svg:y1="1.256cm" svg:x2="5.403cm" svg:y2="1.256cm"><text:p/></draw:line><draw:line text:anchor-type="paragraph" draw:z-index="75" draw:name="Shape9" draw:style-name="gr32" draw:text-style-name="P16" svg:x1="4.729cm" svg:y1="1.473cm" svg:x2="5.235cm" svg:y2="1.473cm"><text:p/></draw:line><text:s text:c="9"/></text:p>
      <text:p text:style-name="P1"/>
      <text:p text:style-name="P1"/>
      <text:p text:style-name="P1"><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05:18:21.982800117</meta:creation-date>
    <dc:date>2020-05-22T06:28:24.737190173</dc:date>
    <meta:editing-duration>PT4M3S</meta:editing-duration>
    <meta:editing-cycles>2</meta:editing-cycles>
    <meta:generator>LibreOffice/6.2.8.2$Linux_X86_64 LibreOffice_project/20$Build-2</meta:generator>
    <meta:document-statistic meta:table-count="0" meta:image-count="0" meta:object-count="0" meta:page-count="1" meta:paragraph-count="3" meta:word-count="1" meta:character-count="20" meta:non-whitespace-character-count="1"/>
  </office:meta>
</office:document-meta>
</file>